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scadiaMonoRoman" svg:font-family="CascadiaMono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Symbol" svg:font-family="SegoeUI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bdbdc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0.76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77cm" fo:min-width="0.67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60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afafa" loext:decorative="false"/>
    </style:style>
    <style:style style:name="gr7" style:family="graphic" style:parent-style-name="standard">
      <style:graphic-properties draw:stroke="none" draw:fill="solid" draw:fill-color="#eaeaeb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999999" loext:decorative="false"/>
    </style:style>
    <style:style style:name="P1" style:family="paragraph">
      <loext:graphic-properties draw:fill="solid" draw:fill-color="#dbdbdc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1.6000003814697pt" style:font-size-asian="21.6000003814697pt" style:font-size-complex="21.6000003814697pt"/>
    </style:style>
    <style:style style:name="P4" style:family="paragraph">
      <loext:graphic-properties draw:fill="none"/>
      <style:text-properties fo:font-size="19.2000007629395pt" style:font-size-asian="19.2000007629395pt" style:font-size-complex="19.2000007629395pt"/>
    </style:style>
    <style:style style:name="P5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fafafa"/>
    </style:style>
    <style:style style:name="P8" style:family="paragraph">
      <loext:graphic-properties draw:fill="solid" draw:fill-color="#eaeaeb"/>
    </style:style>
    <style:style style:name="P9" style:family="paragraph">
      <loext:graphic-properties draw:fill="none"/>
      <style:text-properties fo:font-size="10.5pt" style:font-size-asian="10.5pt" style:font-size-complex="10.5pt"/>
    </style:style>
    <style:style style:name="P10" style:family="paragraph">
      <loext:graphic-properties draw:fill="solid" draw:fill-color="#999999"/>
    </style:style>
    <style:style style:name="T1" style:family="text">
      <style:text-properties fo:color="#000000" loext:opacity="100%" style:font-name="Arial" fo:font-size="21.6000003814697pt" fo:font-weight="bold" style:font-name-asian="Arial" style:font-size-asian="21.6000003814697pt" style:font-weight-asian="bold" style:font-name-complex="Arial" style:font-size-complex="21.6000003814697pt" style:font-weight-complex="bold"/>
    </style:style>
    <style:style style:name="T2" style:family="text">
      <style:text-properties fo:color="#000000" loext:opacity="100%" style:font-name="SegoeUIEmoji" fo:font-size="19.2000007629395pt" fo:font-weight="normal" style:font-name-asian="SegoeUIEmoji" style:font-size-asian="19.2000007629395pt" style:font-weight-asian="normal" style:font-name-complex="SegoeUIEmoji" style:font-size-complex="19.2000007629395pt" style:font-weight-complex="normal"/>
    </style:style>
    <style:style style:name="T3" style:family="text">
      <style:text-properties fo:color="#000000" loext:opacity="100%" style:font-name="Arial" fo:font-size="19.2000007629395pt" fo:font-weight="bold" style:font-name-asian="Arial" style:font-size-asian="19.2000007629395pt" style:font-weight-asian="bold" style:font-name-complex="Arial" style:font-size-complex="19.2000007629395pt" style:font-weight-complex="bold"/>
    </style:style>
    <style:style style:name="T4" style:family="text">
      <style:text-properties fo:color="#000000" loext:opacity="100%" style:font-name="Arial" fo:font-size="17.1000003814697pt" fo:font-weight="bold" style:font-name-asian="Arial" style:font-size-asian="17.1000003814697pt" style:font-weight-asian="bold" style:font-name-complex="Arial" style:font-size-complex="17.1000003814697pt" style:font-weight-complex="bold"/>
    </style:style>
    <style:style style:name="T5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6" style:family="text">
      <style:text-properties fo:color="#383a42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7" style:family="text">
      <style:text-properties fo:color="#383a42" loext:opacity="100%" style:font-name="CascadiaMonoRoman" fo:font-size="10.5pt" fo:font-weight="normal" style:font-name-asian="CascadiaMonoRoman" style:font-size-asian="10.5pt" style:font-weight-asian="normal" style:font-name-complex="CascadiaMonoRoman" style:font-size-complex="10.5pt" style:font-weight-complex="normal"/>
    </style:style>
    <style:style style:name="T8" style:family="text">
      <style:text-properties fo:color="#000000" loext:opacity="100%" style:font-name="SegoeUISymbol" fo:font-size="19.2000007629395pt" fo:font-weight="normal" style:font-name-asian="SegoeUISymbol" style:font-size-asian="19.2000007629395pt" style:font-weight-asian="normal" style:font-name-complex="SegoeUISymbol" style:font-size-complex="19.2000007629395pt" style:font-weight-complex="normal"/>
    </style:style>
    <style:style style:name="T9" style:family="text">
      <style:text-properties fo:color="#1592ff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0" style:family="text">
      <style:text-properties fo:color="#999999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1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27cm" svg:height="0.82cm" svg:x="1.825cm" svg:y="22.542cm" svg:viewBox="0 0 28 821" draw:points="0,0 28,0 28,821 0,821">
          <text:p/>
        </draw:polygon>
        <draw:polygon draw:style-name="gr1" draw:text-style-name="P1" draw:layer="layout" svg:width="3.096cm" svg:height="0.026cm" svg:x="1.825cm" svg:y="22.542cm" svg:viewBox="0 0 3097 27" draw:points="0,0 3097,0 3097,27 0,27">
          <text:p/>
        </draw:polygon>
        <draw:polygon draw:style-name="gr1" draw:text-style-name="P1" draw:layer="layout" svg:width="0.027cm" svg:height="0.82cm" svg:x="4.894cm" svg:y="22.542cm" svg:viewBox="0 0 28 821" draw:points="0,0 28,0 28,821 0,821">
          <text:p/>
        </draw:polygon>
        <draw:polygon draw:style-name="gr1" draw:text-style-name="P1" draw:layer="layout" svg:width="7.646cm" svg:height="0.026cm" svg:x="4.921cm" svg:y="22.542cm" svg:viewBox="0 0 7647 27" draw:points="0,0 7647,0 7647,27 0,27">
          <text:p/>
        </draw:polygon>
        <draw:polygon draw:style-name="gr1" draw:text-style-name="P1" draw:layer="layout" svg:width="0.026cm" svg:height="0.82cm" svg:x="12.541cm" svg:y="22.542cm" svg:viewBox="0 0 27 821" draw:points="0,0 27,0 27,821 0,821">
          <text:p/>
        </draw:polygon>
        <draw:polygon draw:style-name="gr1" draw:text-style-name="P1" draw:layer="layout" svg:width="3.519cm" svg:height="0.026cm" svg:x="12.567cm" svg:y="22.542cm" svg:viewBox="0 0 3520 27" draw:points="0,0 3520,0 3520,27 0,27">
          <text:p/>
        </draw:polygon>
        <draw:polygon draw:style-name="gr1" draw:text-style-name="P1" draw:layer="layout" svg:width="0.026cm" svg:height="0.82cm" svg:x="16.06cm" svg:y="22.542cm" svg:viewBox="0 0 27 821" draw:points="0,0 27,0 27,821 0,821">
          <text:p/>
        </draw:polygon>
        <draw:polygon draw:style-name="gr1" draw:text-style-name="P1" draw:layer="layout" svg:width="3.096cm" svg:height="0.026cm" svg:x="1.825cm" svg:y="23.336cm" svg:viewBox="0 0 3097 27" draw:points="0,0 3097,0 3097,27 0,27">
          <text:p/>
        </draw:polygon>
        <draw:polygon draw:style-name="gr1" draw:text-style-name="P1" draw:layer="layout" svg:width="7.646cm" svg:height="0.026cm" svg:x="4.921cm" svg:y="23.336cm" svg:viewBox="0 0 7647 27" draw:points="0,0 7647,0 7647,27 0,27">
          <text:p/>
        </draw:polygon>
        <draw:polygon draw:style-name="gr1" draw:text-style-name="P1" draw:layer="layout" svg:width="3.519cm" svg:height="0.026cm" svg:x="12.567cm" svg:y="23.336cm" svg:viewBox="0 0 3520 27" draw:points="0,0 3520,0 3520,27 0,27">
          <text:p/>
        </draw:polygon>
        <draw:polygon draw:style-name="gr1" draw:text-style-name="P1" draw:layer="layout" svg:width="0.027cm" svg:height="0.794cm" svg:x="1.825cm" svg:y="23.362cm" svg:viewBox="0 0 28 795" draw:points="0,0 28,0 28,795 0,795">
          <text:p/>
        </draw:polygon>
        <draw:polygon draw:style-name="gr1" draw:text-style-name="P1" draw:layer="layout" svg:width="0.027cm" svg:height="0.794cm" svg:x="4.894cm" svg:y="23.362cm" svg:viewBox="0 0 28 795" draw:points="0,0 28,0 28,795 0,795">
          <text:p/>
        </draw:polygon>
        <draw:polygon draw:style-name="gr1" draw:text-style-name="P1" draw:layer="layout" svg:width="0.026cm" svg:height="0.794cm" svg:x="12.541cm" svg:y="23.362cm" svg:viewBox="0 0 27 795" draw:points="0,0 27,0 27,795 0,795">
          <text:p/>
        </draw:polygon>
        <draw:polygon draw:style-name="gr1" draw:text-style-name="P1" draw:layer="layout" svg:width="0.026cm" svg:height="0.794cm" svg:x="16.06cm" svg:y="23.362cm" svg:viewBox="0 0 27 795" draw:points="0,0 27,0 27,795 0,795">
          <text:p/>
        </draw:polygon>
        <draw:polygon draw:style-name="gr1" draw:text-style-name="P1" draw:layer="layout" svg:width="0.027cm" svg:height="0.794cm" svg:x="1.825cm" svg:y="24.156cm" svg:viewBox="0 0 28 795" draw:points="0,0 28,0 28,795 0,795">
          <text:p/>
        </draw:polygon>
        <draw:polygon draw:style-name="gr1" draw:text-style-name="P1" draw:layer="layout" svg:width="3.096cm" svg:height="0.027cm" svg:x="1.825cm" svg:y="24.129cm" svg:viewBox="0 0 3097 28" draw:points="0,0 3097,0 3097,28 0,28">
          <text:p/>
        </draw:polygon>
        <draw:polygon draw:style-name="gr1" draw:text-style-name="P1" draw:layer="layout" svg:width="0.027cm" svg:height="0.794cm" svg:x="4.894cm" svg:y="24.156cm" svg:viewBox="0 0 28 795" draw:points="0,0 28,0 28,795 0,795">
          <text:p/>
        </draw:polygon>
        <draw:polygon draw:style-name="gr1" draw:text-style-name="P1" draw:layer="layout" svg:width="7.646cm" svg:height="0.027cm" svg:x="4.921cm" svg:y="24.129cm" svg:viewBox="0 0 7647 28" draw:points="0,0 7647,0 7647,28 0,28">
          <text:p/>
        </draw:polygon>
        <draw:polygon draw:style-name="gr1" draw:text-style-name="P1" draw:layer="layout" svg:width="0.026cm" svg:height="0.794cm" svg:x="12.541cm" svg:y="24.156cm" svg:viewBox="0 0 27 795" draw:points="0,0 27,0 27,795 0,795">
          <text:p/>
        </draw:polygon>
        <draw:polygon draw:style-name="gr1" draw:text-style-name="P1" draw:layer="layout" svg:width="3.519cm" svg:height="0.027cm" svg:x="12.567cm" svg:y="24.129cm" svg:viewBox="0 0 3520 28" draw:points="0,0 3520,0 3520,28 0,28">
          <text:p/>
        </draw:polygon>
        <draw:polygon draw:style-name="gr1" draw:text-style-name="P1" draw:layer="layout" svg:width="0.026cm" svg:height="0.794cm" svg:x="16.06cm" svg:y="24.156cm" svg:viewBox="0 0 27 795" draw:points="0,0 27,0 27,795 0,795">
          <text:p/>
        </draw:polygon>
        <draw:polygon draw:style-name="gr1" draw:text-style-name="P1" draw:layer="layout" svg:width="0.027cm" svg:height="0.767cm" svg:x="1.825cm" svg:y="24.95cm" svg:viewBox="0 0 28 768" draw:points="0,0 28,0 28,768 0,768">
          <text:p/>
        </draw:polygon>
        <draw:polygon draw:style-name="gr1" draw:text-style-name="P1" draw:layer="layout" svg:width="3.096cm" svg:height="0.027cm" svg:x="1.825cm" svg:y="24.923cm" svg:viewBox="0 0 3097 28" draw:points="0,0 3097,0 3097,28 0,28">
          <text:p/>
        </draw:polygon>
        <draw:polygon draw:style-name="gr1" draw:text-style-name="P1" draw:layer="layout" svg:width="0.027cm" svg:height="0.767cm" svg:x="4.894cm" svg:y="24.95cm" svg:viewBox="0 0 28 768" draw:points="0,0 28,0 28,768 0,768">
          <text:p/>
        </draw:polygon>
        <draw:polygon draw:style-name="gr1" draw:text-style-name="P1" draw:layer="layout" svg:width="7.646cm" svg:height="0.027cm" svg:x="4.921cm" svg:y="24.923cm" svg:viewBox="0 0 7647 28" draw:points="0,0 7647,0 7647,28 0,28">
          <text:p/>
        </draw:polygon>
        <draw:polygon draw:style-name="gr1" draw:text-style-name="P1" draw:layer="layout" svg:width="0.026cm" svg:height="0.767cm" svg:x="12.541cm" svg:y="24.95cm" svg:viewBox="0 0 27 768" draw:points="0,0 27,0 27,768 0,768">
          <text:p/>
        </draw:polygon>
        <draw:polygon draw:style-name="gr1" draw:text-style-name="P1" draw:layer="layout" svg:width="3.519cm" svg:height="0.027cm" svg:x="12.567cm" svg:y="24.923cm" svg:viewBox="0 0 3520 28" draw:points="0,0 3520,0 3520,28 0,28">
          <text:p/>
        </draw:polygon>
        <draw:polygon draw:style-name="gr1" draw:text-style-name="P1" draw:layer="layout" svg:width="0.026cm" svg:height="0.767cm" svg:x="16.06cm" svg:y="24.95cm" svg:viewBox="0 0 27 768" draw:points="0,0 27,0 27,768 0,768">
          <text:p/>
        </draw:polygon>
        <draw:polygon draw:style-name="gr1" draw:text-style-name="P1" draw:layer="layout" svg:width="0.027cm" svg:height="0.794cm" svg:x="1.825cm" svg:y="25.717cm" svg:viewBox="0 0 28 795" draw:points="0,0 28,0 28,795 0,795">
          <text:p/>
        </draw:polygon>
        <draw:polygon draw:style-name="gr1" draw:text-style-name="P1" draw:layer="layout" svg:width="3.096cm" svg:height="0.026cm" svg:x="1.825cm" svg:y="25.691cm" svg:viewBox="0 0 3097 27" draw:points="0,0 3097,0 3097,27 0,27">
          <text:p/>
        </draw:polygon>
        <draw:polygon draw:style-name="gr1" draw:text-style-name="P1" draw:layer="layout" svg:width="0.027cm" svg:height="0.794cm" svg:x="4.894cm" svg:y="25.717cm" svg:viewBox="0 0 28 795" draw:points="0,0 28,0 28,795 0,795">
          <text:p/>
        </draw:polygon>
        <draw:polygon draw:style-name="gr1" draw:text-style-name="P1" draw:layer="layout" svg:width="7.646cm" svg:height="0.026cm" svg:x="4.921cm" svg:y="25.691cm" svg:viewBox="0 0 7647 27" draw:points="0,0 7647,0 7647,27 0,27">
          <text:p/>
        </draw:polygon>
        <draw:polygon draw:style-name="gr1" draw:text-style-name="P1" draw:layer="layout" svg:width="0.026cm" svg:height="0.794cm" svg:x="12.541cm" svg:y="25.717cm" svg:viewBox="0 0 27 795" draw:points="0,0 27,0 27,795 0,795">
          <text:p/>
        </draw:polygon>
        <draw:polygon draw:style-name="gr1" draw:text-style-name="P1" draw:layer="layout" svg:width="3.519cm" svg:height="0.026cm" svg:x="12.567cm" svg:y="25.691cm" svg:viewBox="0 0 3520 27" draw:points="0,0 3520,0 3520,27 0,27">
          <text:p/>
        </draw:polygon>
        <draw:polygon draw:style-name="gr1" draw:text-style-name="P1" draw:layer="layout" svg:width="0.026cm" svg:height="0.794cm" svg:x="16.06cm" svg:y="25.717cm" svg:viewBox="0 0 27 795" draw:points="0,0 27,0 27,795 0,795">
          <text:p/>
        </draw:polygon>
        <draw:polygon draw:style-name="gr1" draw:text-style-name="P1" draw:layer="layout" svg:width="3.096cm" svg:height="0.027cm" svg:x="1.825cm" svg:y="26.484cm" svg:viewBox="0 0 3097 28" draw:points="0,0 3097,0 3097,28 0,28">
          <text:p/>
        </draw:polygon>
        <draw:polygon draw:style-name="gr1" draw:text-style-name="P1" draw:layer="layout" svg:width="7.646cm" svg:height="0.027cm" svg:x="4.921cm" svg:y="26.484cm" svg:viewBox="0 0 7647 28" draw:points="0,0 7647,0 7647,28 0,28">
          <text:p/>
        </draw:polygon>
        <draw:polygon draw:style-name="gr1" draw:text-style-name="P1" draw:layer="layout" svg:width="3.519cm" svg:height="0.027cm" svg:x="12.567cm" svg:y="26.484cm" svg:viewBox="0 0 3520 28" draw:points="0,0 3520,0 3520,28 0,28">
          <text:p/>
        </draw:polygon>
        <draw:frame draw:style-name="gr2" draw:text-style-name="P3" draw:layer="layout" svg:width="3.304cm" svg:height="0.852cm" svg:x="1.826cm" svg:y="2.273cm">
          <draw:text-box>
            <text:p text:style-name="P2"><text:span text:style-name="T1">README</text:span></text:p>
          </draw:text-box>
        </draw:frame>
        <draw:frame draw:style-name="gr3" draw:text-style-name="P4" draw:layer="layout" svg:width="0.932cm" svg:height="0.677cm" svg:x="1.826cm" svg:y="3.74cm">
          <draw:text-box>
            <text:p text:style-name="P2"><text:span text:style-name="T2">📊</text:span></text:p>
          </draw:text-box>
        </draw:frame>
        <draw:frame draw:style-name="gr3" draw:text-style-name="P4" draw:layer="layout" svg:width="6.249cm" svg:height="0.759cm" svg:x="2.747cm" svg:y="3.62cm">
          <draw:text-box>
            <text:p text:style-name="P2"><text:span text:style-name="T3"><text:s/>Форматы отчетов</text:span></text:p>
          </draw:text-box>
        </draw:frame>
        <draw:frame draw:style-name="gr4" draw:text-style-name="P5" draw:layer="layout" svg:width="4.179cm" svg:height="0.674cm" svg:x="1.826cm" svg:y="4.852cm">
          <draw:text-box>
            <text:p text:style-name="P2"><text:span text:style-name="T4">1. HTML-отчет</text:span></text:p>
          </draw:text-box>
        </draw:frame>
        <draw:frame draw:style-name="gr5" draw:text-style-name="P6" draw:layer="layout" svg:width="8.029cm" svg:height="0.475cm" svg:x="1.826cm" svg:y="6.099cm">
          <draw:text-box>
            <text:p text:style-name="P2"><text:span text:style-name="T5">Интерактивная панель с визуализацией:</text:span></text:p>
          </draw:text-box>
        </draw:frame>
        <draw:frame draw:style-name="gr4" draw:text-style-name="P5" draw:layer="layout" svg:width="4.081cm" svg:height="0.674cm" svg:x="1.826cm" svg:y="9.641cm">
          <draw:text-box>
            <text:p text:style-name="P2"><text:span text:style-name="T4">2. Excel-отчет</text:span></text:p>
          </draw:text-box>
        </draw:frame>
        <draw:frame draw:style-name="gr5" draw:text-style-name="P6" draw:layer="layout" svg:width="6.072cm" svg:height="0.475cm" svg:x="1.826cm" svg:y="10.888cm">
          <draw:text-box>
            <text:p text:style-name="P2"><text:span text:style-name="T5">Комплексный отчет с листами:</text:span></text:p>
          </draw:text-box>
        </draw:frame>
        <draw:frame draw:style-name="gr4" draw:text-style-name="P5" draw:layer="layout" svg:width="3.71cm" svg:height="0.674cm" svg:x="1.826cm" svg:y="14.43cm">
          <draw:text-box>
            <text:p text:style-name="P2"><text:span text:style-name="T4">3. JSON/CSV</text:span></text:p>
          </draw:text-box>
        </draw:frame>
        <draw:frame draw:style-name="gr5" draw:text-style-name="P6" draw:layer="layout" svg:width="10.989cm" svg:height="0.475cm" svg:x="1.826cm" svg:y="15.651cm">
          <draw:text-box>
            <text:p text:style-name="P2"><text:span text:style-name="T5">Структурированные данные для дальнейшего анализа:</text:span></text:p>
          </draw:text-box>
        </draw:frame>
        <draw:frame draw:style-name="gr3" draw:text-style-name="P4" draw:layer="layout" svg:width="0.932cm" svg:height="0.677cm" svg:x="1.826cm" svg:y="21.017cm">
          <draw:text-box>
            <text:p text:style-name="P2"><text:span text:style-name="T2">⚙</text:span></text:p>
          </draw:text-box>
        </draw:frame>
        <draw:frame draw:style-name="gr3" draw:text-style-name="P4" draw:layer="layout" svg:width="5.113cm" svg:height="0.759cm" svg:x="2.747cm" svg:y="20.897cm">
          <draw:text-box>
            <text:p text:style-name="P2"><text:span text:style-name="T3"><text:s/>Конфигурация</text:span></text:p>
          </draw:text-box>
        </draw:frame>
        <draw:frame draw:style-name="gr5" draw:text-style-name="P6" draw:layer="layout" svg:width="2.05cm" svg:height="0.475cm" svg:x="2.064cm" svg:y="22.689cm">
          <draw:text-box>
            <text:p text:style-name="P2"><text:span text:style-name="T6">Параметр</text:span></text:p>
          </draw:text-box>
        </draw:frame>
        <draw:frame draw:style-name="gr5" draw:text-style-name="P6" draw:layer="layout" svg:width="2.069cm" svg:height="0.475cm" svg:x="5.123cm" svg:y="22.689cm">
          <draw:text-box>
            <text:p text:style-name="P2"><text:span text:style-name="T6">Описание</text:span></text:p>
          </draw:text-box>
        </draw:frame>
        <draw:path draw:style-name="gr6" draw:text-style-name="P7" draw:layer="layout" svg:width="2.381cm" svg:height="0.529cm" svg:x="2.063cm" svg:y="23.468cm" svg:viewBox="0 0 2382 530" svg:d="M0 424v-317c0-14 3-28 8-42 6-13 13-24 23-34s22-18 35-23 26-8 40-8h2171c14 0 27 3 40 8s25 13 35 23c9 10 17 21 22 34 6 14 8 28 8 42v317c0 14-2 28-8 41-5 13-13 24-22 34-10 10-22 18-35 23-13 6-26 8-40 8h-2171c-14 0-27-2-40-8-13-5-25-13-35-23s-17-21-23-34c-5-13-8-27-8-41z">
          <text:p/>
        </draw:path>
        <draw:path draw:style-name="gr7" draw:text-style-name="P8" draw:layer="layout" svg:width="2.381cm" svg:height="0.529cm" svg:x="2.063cm" svg:y="23.468cm" svg:viewBox="0 0 2382 530" svg:d="M31 31c21-21 46-31 75-31h2171c29 0 54 10 75 31 20 21 30 47 30 76v317c0 30-10 55-30 75-21 21-46 31-75 31h-2171c-29 0-54-10-75-31-20-20-31-45-31-75v-317c0-29 11-55 31-76zM27 424c0 11 2 21 6 31 4 9 10 18 17 25 7 8 16 14 26 18 9 4 20 6 30 6h2171c10 0 20-2 30-6s18-10 26-18c7-7 13-16 17-25 4-10 6-20 6-31v-317c0-11-2-21-6-31s-10-19-17-26c-8-8-16-13-26-17s-20-7-30-7h-2171c-10 0-21 3-30 7-10 4-19 9-26 17-7 7-13 16-17 26s-6 20-6 31z">
          <text:p/>
        </draw:path>
        <draw:frame draw:style-name="gr5" draw:text-style-name="P6" draw:layer="layout" svg:width="3.117cm" svg:height="0.475cm" svg:x="12.768cm" svg:y="22.689cm">
          <draw:text-box>
            <text:p text:style-name="P2"><text:span text:style-name="T6">По умолчанию</text:span></text:p>
          </draw:text-box>
        </draw:frame>
        <draw:frame draw:style-name="gr8" draw:text-style-name="P9" draw:layer="layout" svg:width="2.212cm" svg:height="0.416cm" svg:x="2.175cm" svg:y="23.559cm">
          <draw:text-box>
            <text:p text:style-name="P2"><text:span text:style-name="T7">-i/--input</text:span></text:p>
          </draw:text-box>
        </draw:frame>
        <draw:path draw:style-name="gr6" draw:text-style-name="P7" draw:layer="layout" svg:width="2.169cm" svg:height="0.529cm" svg:x="12.779cm" svg:y="23.468cm" svg:viewBox="0 0 2170 530" svg:d="M0 424v-317c0-14 3-28 8-42 5-13 13-24 23-34s21-18 34-23 27-8 41-8h1959c14 0 27 3 40 8s25 13 34 23c10 10 18 21 23 34 6 14 8 28 8 42v317c0 14-2 28-8 41-5 13-13 24-23 34-9 10-21 18-34 23-13 6-26 8-40 8h-1959c-14 0-28-2-41-8-13-5-24-13-34-23s-18-21-23-34-8-27-8-41z">
          <text:p/>
        </draw:path>
        <draw:path draw:style-name="gr7" draw:text-style-name="P8" draw:layer="layout" svg:width="2.169cm" svg:height="0.529cm" svg:x="12.779cm" svg:y="23.468cm" svg:viewBox="0 0 2170 530" svg:d="M31 31c21-21 45-31 75-31h1959c29 0 54 10 74 31 21 21 31 47 31 76v317c0 30-10 55-31 75-20 21-45 31-74 31h-1959c-30 0-54-10-75-31-21-20-31-45-31-75v-317c0-29 10-55 31-76zM26 424c0 11 2 21 6 31 4 9 10 18 18 25 7 8 16 14 25 18 10 4 20 6 31 6h1959c10 0 20-2 30-6s18-10 26-18c7-7 13-16 17-25 4-10 6-20 6-31v-317c0-11-2-21-6-31s-10-19-17-26c-8-8-16-13-26-17s-20-7-30-7h-1959c-11 0-21 3-31 7-9 4-18 9-25 17-8 7-14 16-18 26s-6 20-6 31z">
          <text:p/>
        </draw:path>
        <draw:frame draw:style-name="gr5" draw:text-style-name="P6" draw:layer="layout" svg:width="5.652cm" svg:height="0.475cm" svg:x="5.123cm" svg:y="23.482cm">
          <draw:text-box>
            <text:p text:style-name="P2"><text:span text:style-name="T5">Путь к входному CSV-файлу</text:span></text:p>
          </draw:text-box>
        </draw:frame>
        <draw:path draw:style-name="gr6" draw:text-style-name="P7" draw:layer="layout" svg:width="2.62cm" svg:height="0.529cm" svg:x="2.063cm" svg:y="24.262cm" svg:viewBox="0 0 2621 530" svg:d="M0 424v-318c0-14 3-28 8-41 6-13 13-24 23-34s22-18 35-23c13-6 26-8 40-8h2409c14 0 27 2 40 8 13 5 25 13 35 23s17 21 23 34c5 13 8 27 8 41v318c0 14-3 28-8 41-6 13-13 24-23 34s-22 18-35 23-26 8-40 8h-2409c-14 0-27-3-40-8s-25-13-35-23-17-21-23-34c-5-13-8-27-8-41z">
          <text:p/>
        </draw:path>
        <draw:path draw:style-name="gr7" draw:text-style-name="P8" draw:layer="layout" svg:width="2.62cm" svg:height="0.529cm" svg:x="2.063cm" svg:y="24.262cm" svg:viewBox="0 0 2621 530" svg:d="M31 31c21-21 46-31 75-31h2409c29 0 54 10 75 31 20 20 31 45 31 75v318c0 29-11 54-31 75-21 21-46 31-75 31h-2409c-29 0-54-10-75-31-20-21-31-46-31-75v-318c0-30 11-55 31-75zM27 424c0 11 2 21 6 30 4 10 10 19 17 26 7 8 16 13 26 17 9 4 20 6 30 6h2409c10 0 20-2 30-6s18-9 26-17c7-7 13-16 17-26 4-9 6-19 6-30v-318c0-11-2-21-6-31-4-9-10-18-17-26-8-7-16-13-26-17s-20-6-30-6h-2409c-10 0-21 2-30 6-10 4-19 10-26 17-7 8-13 17-17 26-4 10-6 20-6 31z">
          <text:p/>
        </draw:path>
        <draw:frame draw:style-name="gr8" draw:text-style-name="P9" draw:layer="layout" svg:width="1.991cm" svg:height="0.416cm" svg:x="12.879cm" svg:y="23.559cm">
          <draw:text-box>
            <text:p text:style-name="P2"><text:span text:style-name="T7">input.csv</text:span></text:p>
          </draw:text-box>
        </draw:frame>
        <draw:frame draw:style-name="gr8" draw:text-style-name="P9" draw:layer="layout" svg:width="2.433cm" svg:height="0.416cm" svg:x="2.175cm" svg:y="24.353cm">
          <draw:text-box>
            <text:p text:style-name="P2"><text:span text:style-name="T7">-o/--output</text:span></text:p>
          </draw:text-box>
        </draw:frame>
        <draw:path draw:style-name="gr6" draw:text-style-name="P7" draw:layer="layout" svg:width="1.72cm" svg:height="0.529cm" svg:x="12.779cm" svg:y="24.262cm" svg:viewBox="0 0 1721 530" svg:d="M0 424v-318c0-14 3-28 8-41s13-24 23-34 21-18 34-23c13-6 27-8 41-8h1509c14 0 27 2 40 8 13 5 25 13 35 23s17 21 23 34c5 13 8 27 8 41v318c0 14-3 28-8 41-6 13-13 24-23 34s-22 18-35 23-26 8-40 8h-1509c-14 0-28-3-41-8s-24-13-34-23-18-21-23-34-8-27-8-41z">
          <text:p/>
        </draw:path>
        <draw:path draw:style-name="gr7" draw:text-style-name="P8" draw:layer="layout" svg:width="1.72cm" svg:height="0.529cm" svg:x="12.779cm" svg:y="24.262cm" svg:viewBox="0 0 1721 530" svg:d="M31 31c21-21 45-31 75-31h1509c29 0 54 10 75 31 20 20 31 45 31 75v318c0 29-11 54-31 75-21 21-46 31-75 31h-1509c-30 0-54-10-75-31s-31-46-31-75v-318c0-30 10-55 31-75zM26 424c0 11 2 21 6 30 4 10 10 19 18 26 7 8 16 13 25 17 10 4 20 6 31 6h1509c10 0 20-2 30-6s19-9 26-17c7-7 13-16 17-26 4-9 6-19 6-30v-318c0-11-2-21-6-31-4-9-10-18-17-26-7-7-16-13-26-17s-20-6-30-6h-1509c-11 0-21 2-31 6-9 4-18 10-25 17-8 8-14 17-18 26-4 10-6 20-6 31z">
          <text:p/>
        </draw:path>
        <draw:frame draw:style-name="gr5" draw:text-style-name="P6" draw:layer="layout" svg:width="7.226cm" svg:height="0.475cm" svg:x="5.123cm" svg:y="24.276cm">
          <draw:text-box>
            <text:p text:style-name="P2"><text:span text:style-name="T5">Директория для сохранения отчетов</text:span></text:p>
          </draw:text-box>
        </draw:frame>
        <draw:path draw:style-name="gr6" draw:text-style-name="P7" draw:layer="layout" svg:width="1.535cm" svg:height="0.556cm" svg:x="2.063cm" svg:y="25.029cm" svg:viewBox="0 0 1536 557" svg:d="M0 451v-345c0-14 3-28 8-41 6-13 13-24 23-34s22-17 35-23c13-5 26-8 40-8h1324c14 0 28 3 41 8 12 6 24 13 34 23s17 21 23 34c5 13 8 27 8 41v345c0 14-3 27-8 40-6 13-13 25-23 35s-22 17-34 23c-13 5-27 8-41 8h-1324c-14 0-27-3-40-8-13-6-25-13-35-23s-17-22-23-35c-5-13-8-26-8-40z">
          <text:p/>
        </draw:path>
        <draw:path draw:style-name="gr7" draw:text-style-name="P8" draw:layer="layout" svg:width="1.535cm" svg:height="0.556cm" svg:x="2.063cm" svg:y="25.029cm" svg:viewBox="0 0 1536 557" svg:d="M31 31c21-21 46-31 75-31h1324c29 0 54 10 75 31s31 46 31 75v345c0 29-10 54-31 75-21 20-46 31-75 31h-1324c-29 0-54-11-75-31-20-21-31-46-31-75v-345c0-29 11-54 31-75zM27 451c0 10 2 21 6 30 4 10 10 19 17 26s16 13 26 17c9 4 20 6 30 6h1324c11 0 21-2 30-6 10-4 19-10 26-17 8-7 13-16 17-26 4-9 6-20 6-30v-345c0-11-2-21-6-30-4-10-9-19-17-26-7-8-16-13-26-17-9-4-19-6-30-6h-1324c-10 0-21 2-30 6-10 4-19 9-26 17-7 7-13 16-17 26-4 9-6 19-6 30z">
          <text:p/>
        </draw:path>
        <draw:frame draw:style-name="gr8" draw:text-style-name="P9" draw:layer="layout" svg:width="1.549cm" svg:height="0.416cm" svg:x="12.879cm" svg:y="24.353cm">
          <draw:text-box>
            <text:p text:style-name="P2"><text:span text:style-name="T7">results</text:span></text:p>
          </draw:text-box>
        </draw:frame>
        <draw:frame draw:style-name="gr8" draw:text-style-name="P9" draw:layer="layout" svg:width="1.328cm" svg:height="0.416cm" svg:x="2.175cm" svg:y="25.12cm">
          <draw:text-box>
            <text:p text:style-name="P2"><text:span text:style-name="T7">--html</text:span></text:p>
          </draw:text-box>
        </draw:frame>
        <draw:path draw:style-name="gr6" draw:text-style-name="P7" draw:layer="layout" svg:width="1.296cm" svg:height="0.556cm" svg:x="12.779cm" svg:y="25.029cm" svg:viewBox="0 0 1297 557" svg:d="M0 451v-345c0-14 3-28 8-41s13-24 23-34 21-17 34-23c13-5 27-8 41-8h1085c15 0 28 3 41 8 13 6 24 13 34 23s18 21 23 34c6 13 8 27 8 41v345c0 14-2 27-8 40-5 13-13 25-23 35s-21 17-34 23c-13 5-26 8-41 8h-1085c-14 0-28-3-41-8-13-6-24-13-34-23s-18-22-23-35-8-26-8-40z">
          <text:p/>
        </draw:path>
        <draw:path draw:style-name="gr7" draw:text-style-name="P8" draw:layer="layout" svg:width="1.296cm" svg:height="0.556cm" svg:x="12.779cm" svg:y="25.029cm" svg:viewBox="0 0 1297 557" svg:d="M31 31c21-21 45-31 75-31h1086c29 0 54 10 74 31 21 21 31 46 31 75v345c0 29-10 54-31 75-20 20-45 31-75 31h-1085c-30 0-54-11-75-31-21-21-31-46-31-75v-345c0-29 10-54 31-75zM26 451c0 10 2 21 6 30 4 10 10 19 18 26 7 7 16 13 25 17 10 4 20 6 31 6h1085c11 0 21-2 31-6s18-10 26-17c7-7 13-16 17-26 4-9 6-20 6-30v-345c0-11-2-21-6-30-4-10-10-19-17-26-8-8-16-13-26-17s-20-6-31-6h-1085c-11 0-21 2-31 6-9 4-18 9-25 17-8 7-14 16-18 26-4 9-6 19-6 30z">
          <text:p/>
        </draw:path>
        <draw:frame draw:style-name="gr5" draw:text-style-name="P6" draw:layer="layout" svg:width="5.244cm" svg:height="0.475cm" svg:x="5.123cm" svg:y="25.07cm">
          <draw:text-box>
            <text:p text:style-name="P2"><text:span text:style-name="T5">Генерировать HTML-отчет</text:span></text:p>
          </draw:text-box>
        </draw:frame>
        <draw:path draw:style-name="gr6" draw:text-style-name="P7" draw:layer="layout" svg:width="1.746cm" svg:height="0.529cm" svg:x="2.063cm" svg:y="25.823cm" svg:viewBox="0 0 1747 530" svg:d="M0 424v-318c0-14 3-28 8-41 6-13 13-24 23-34s22-18 35-23 26-8 40-8h1536c14 0 27 3 40 8s25 13 35 23c9 10 17 21 22 34 6 13 8 27 8 41v318c0 14-2 28-8 41-5 13-13 24-22 34-10 10-22 18-35 23s-26 8-40 8h-1536c-14 0-27-3-40-8s-25-13-35-23-17-21-23-34c-5-13-8-27-8-41z">
          <text:p/>
        </draw:path>
        <draw:path draw:style-name="gr7" draw:text-style-name="P8" draw:layer="layout" svg:width="1.746cm" svg:height="0.529cm" svg:x="2.063cm" svg:y="25.823cm" svg:viewBox="0 0 1747 530" svg:d="M31 31c21-21 46-31 75-31h1536c29 0 54 10 75 31 20 20 30 45 30 75v318c0 29-10 54-30 75-21 21-46 31-75 31h-1536c-29 0-54-10-75-31-20-21-31-46-31-75v-318c0-30 11-55 31-75zM27 424c0 11 2 21 6 31 4 9 10 18 17 25 7 8 16 13 26 17 9 5 20 7 30 7h1536c10 0 20-2 30-7 10-4 18-9 26-17 7-7 13-16 17-25 4-10 6-20 6-31v-318c0-11-2-21-6-31-4-9-10-18-17-25-8-8-16-14-26-18s-20-6-30-6h-1536c-10 0-21 2-30 6-10 4-19 10-26 18-7 7-13 16-17 25-4 10-6 20-6 31z">
          <text:p/>
        </draw:path>
        <draw:frame draw:style-name="gr8" draw:text-style-name="P9" draw:layer="layout" svg:width="1.107cm" svg:height="0.416cm" svg:x="12.879cm" svg:y="25.12cm">
          <draw:text-box>
            <text:p text:style-name="P2"><text:span text:style-name="T7">False</text:span></text:p>
          </draw:text-box>
        </draw:frame>
        <draw:frame draw:style-name="gr8" draw:text-style-name="P9" draw:layer="layout" svg:width="1.549cm" svg:height="0.416cm" svg:x="2.175cm" svg:y="25.914cm">
          <draw:text-box>
            <text:p text:style-name="P2"><text:span text:style-name="T7">--excel</text:span></text:p>
          </draw:text-box>
        </draw:frame>
        <draw:path draw:style-name="gr6" draw:text-style-name="P7" draw:layer="layout" svg:width="1.296cm" svg:height="0.529cm" svg:x="12.779cm" svg:y="25.823cm" svg:viewBox="0 0 1297 530" svg:d="M0 424v-318c0-14 3-28 8-41s13-24 23-34 21-18 34-23 27-8 41-8h1085c15 0 28 3 41 8s24 13 34 23 18 21 23 34c6 13 8 27 8 41v318c0 14-2 28-8 41-5 13-13 24-23 34s-21 18-34 23-26 8-41 8h-1085c-14 0-28-3-41-8s-24-13-34-23-18-21-23-34-8-27-8-41z">
          <text:p/>
        </draw:path>
        <draw:path draw:style-name="gr7" draw:text-style-name="P8" draw:layer="layout" svg:width="1.296cm" svg:height="0.529cm" svg:x="12.779cm" svg:y="25.823cm" svg:viewBox="0 0 1297 530" svg:d="M31 31c21-21 45-31 75-31h1086c29 0 54 10 74 31 21 20 31 45 31 75v318c0 29-10 54-31 75-20 21-45 31-75 31h-1085c-30 0-54-10-75-31s-31-46-31-75v-318c0-30 10-55 31-75zM26 424c0 11 2 21 6 31 4 9 10 18 18 25 7 8 16 13 25 17 10 5 20 7 31 7h1085c11 0 21-2 31-7 10-4 18-9 26-17 7-7 13-16 17-25 4-10 6-20 6-31v-318c0-11-2-21-6-31-4-9-10-18-17-25-8-8-16-14-26-18s-20-6-31-6h-1085c-11 0-21 2-31 6-9 4-18 10-25 18-8 7-14 16-18 25-4 10-6 20-6 31z">
          <text:p/>
        </draw:path>
        <draw:frame draw:style-name="gr5" draw:text-style-name="P6" draw:layer="layout" svg:width="5.126cm" svg:height="0.475cm" svg:x="5.123cm" svg:y="25.837cm">
          <draw:text-box>
            <text:p text:style-name="P2"><text:span text:style-name="T5">Генерировать Excel-отчет</text:span></text:p>
          </draw:text-box>
        </draw:frame>
        <draw:path draw:style-name="gr9" draw:text-style-name="P10" draw:layer="layout" svg:width="0.132cm" svg:height="0.133cm" svg:x="2.116cm" svg:y="7.381cm" svg:viewBox="0 0 133 134" svg:d="M133 67c0 8-1 18-5 26-3 8-8 15-14 21s-13 11-21 15c-8 3-17 5-26 5s-18-2-26-5c-8-4-15-9-21-15-7-6-11-13-15-21-3-8-5-18-5-26 0-9 2-18 5-26 4-8 8-15 15-21 6-6 13-11 21-15 8-3 17-5 26-5s18 2 26 5c8 4 15 9 21 15s11 13 14 21c4 8 5 17 5 26z">
          <text:p/>
        </draw:path>
        <draw:frame draw:style-name="gr8" draw:text-style-name="P9" draw:layer="layout" svg:width="1.107cm" svg:height="0.416cm" svg:x="12.879cm" svg:y="25.914cm">
          <draw:text-box>
            <text:p text:style-name="P2"><text:span text:style-name="T7">False</text:span></text:p>
          </draw:text-box>
        </draw:frame>
        <draw:path draw:style-name="gr9" draw:text-style-name="P10" draw:layer="layout" svg:width="0.132cm" svg:height="0.132cm" svg:x="2.116cm" svg:y="8.096cm" svg:viewBox="0 0 133 133" svg:d="M133 67c0 9-1 17-5 25-3 8-8 15-14 22-6 6-13 11-21 14s-17 5-26 5-18-2-26-5-15-8-21-14c-7-7-11-14-15-22-3-8-5-16-5-25s2-17 5-25c4-9 8-16 15-23 6-6 13-11 21-14 8-4 17-5 26-5s18 1 26 5c8 3 15 8 21 14 6 7 11 14 14 23 4 8 5 16 5 25z">
          <text:p/>
        </draw:path>
        <draw:frame draw:style-name="gr5" draw:text-style-name="P6" draw:layer="layout" svg:width="6.763cm" svg:height="0.475cm" svg:x="2.532cm" svg:y="7.184cm">
          <draw:text-box>
            <text:p text:style-name="P2"><text:span text:style-name="T5">Графики распределения сходства</text:span></text:p>
          </draw:text-box>
        </draw:frame>
        <draw:path draw:style-name="gr9" draw:text-style-name="P10" draw:layer="layout" svg:width="0.132cm" svg:height="0.132cm" svg:x="2.116cm" svg:y="8.784cm" svg:viewBox="0 0 133 133" svg:d="M133 66c0 9-1 17-5 25-3 8-8 15-14 22-6 6-13 11-21 15-8 3-17 5-26 5s-18-2-26-5c-8-4-15-9-21-15-7-7-11-14-15-22-3-8-5-16-5-25s2-17 5-26c4-8 8-15 15-21 6-6 13-11 21-14 8-4 17-5 26-5s18 1 26 5c8 3 15 8 21 14s11 13 14 21c4 9 5 17 5 26z">
          <text:p/>
        </draw:path>
        <draw:frame draw:style-name="gr5" draw:text-style-name="P6" draw:layer="layout" svg:width="4.564cm" svg:height="0.475cm" svg:x="2.532cm" svg:y="7.898cm">
          <draw:text-box>
            <text:p text:style-name="P2"><text:span text:style-name="T5">Примеры расхождений</text:span></text:p>
          </draw:text-box>
        </draw:frame>
        <draw:path draw:style-name="gr9" draw:text-style-name="P10" draw:layer="layout" svg:width="0.132cm" svg:height="0.133cm" svg:x="2.116cm" svg:y="12.17cm" svg:viewBox="0 0 133 134" svg:d="M133 67c0 9-1 18-5 26-3 8-8 15-14 21s-13 11-21 15c-8 3-17 5-26 5s-18-2-26-5c-8-4-15-9-21-15-7-6-11-13-15-21-3-8-5-17-5-26 0-8 2-17 5-25 4-9 8-16 15-22 6-6 13-11 21-15 8-3 17-5 26-5s18 2 26 5c8 4 15 9 21 15s11 13 14 22c4 8 5 17 5 25z">
          <text:p/>
        </draw:path>
        <draw:frame draw:style-name="gr5" draw:text-style-name="P6" draw:layer="layout" svg:width="5.852cm" svg:height="0.475cm" svg:x="2.532cm" svg:y="8.586cm">
          <draw:text-box>
            <text:p text:style-name="P2"><text:span text:style-name="T5">Рекомендации по улучшению</text:span></text:p>
          </draw:text-box>
        </draw:frame>
        <draw:path draw:style-name="gr9" draw:text-style-name="P10" draw:layer="layout" svg:width="0.132cm" svg:height="0.133cm" svg:x="2.116cm" svg:y="12.858cm" svg:viewBox="0 0 133 134" svg:d="M133 67c0 9-1 18-5 26-3 8-8 15-14 21s-13 11-21 15c-8 3-17 5-26 5s-18-2-26-5c-8-4-15-9-21-15-7-6-11-13-15-21-3-8-5-17-5-26 0-8 2-17 5-25 4-8 8-15 15-21 6-7 13-12 21-16 8-3 17-5 26-5s18 2 26 5c8 4 15 9 21 16 6 6 11 13 14 21 4 8 5 17 5 25z">
          <text:p/>
        </draw:path>
        <draw:frame draw:style-name="gr5" draw:text-style-name="P6" draw:layer="layout" svg:width="3.711cm" svg:height="0.475cm" svg:x="2.532cm" svg:y="11.973cm">
          <draw:text-box>
            <text:p text:style-name="P2"><text:span text:style-name="T5">Сводка по статьям</text:span></text:p>
          </draw:text-box>
        </draw:frame>
        <draw:path draw:style-name="gr9" draw:text-style-name="P10" draw:layer="layout" svg:width="0.132cm" svg:height="0.132cm" svg:x="2.116cm" svg:y="13.573cm" svg:viewBox="0 0 133 133" svg:d="M133 66c0 9-1 17-5 26-3 8-8 15-14 22-6 6-13 11-21 14s-17 5-26 5-18-2-26-5-15-8-21-14c-7-7-11-14-15-22-3-9-5-17-5-26s2-17 5-26c4-8 8-15 15-21 6-6 13-11 21-14 8-4 17-5 26-5s18 1 26 5c8 3 15 8 21 14s11 13 14 21c4 9 5 17 5 26z">
          <text:p/>
        </draw:path>
        <draw:frame draw:style-name="gr5" draw:text-style-name="P6" draw:layer="layout" svg:width="3.631cm" svg:height="0.475cm" svg:x="2.532cm" svg:y="12.661cm">
          <draw:text-box>
            <text:p text:style-name="P2"><text:span text:style-name="T5">Детали сравнения</text:span></text:p>
          </draw:text-box>
        </draw:frame>
        <draw:path draw:style-name="gr6" draw:text-style-name="P7" draw:layer="layout" svg:width="17.939cm" svg:height="3.81cm" svg:x="1.825cm" svg:y="16.642cm" svg:viewBox="0 0 17940 3811" svg:d="M0 3705v-3599c0-14 3-28 8-41 6-13 13-24 23-34s21-18 34-23c13-6 27-8 41-8h17728c14 0 28 2 41 8 13 5 24 13 34 23s17 21 23 34c5 13 8 27 8 41v3599c0 14-3 27-8 40-6 13-13 25-23 35s-21 17-34 23c-13 5-27 8-41 8h-17728c-14 0-28-3-41-8-13-6-24-13-34-23s-17-22-23-35c-5-13-8-26-8-40z">
          <text:p/>
        </draw:path>
        <draw:path draw:style-name="gr7" draw:text-style-name="P8" draw:layer="layout" svg:width="17.939cm" svg:height="3.81cm" svg:x="1.825cm" svg:y="16.642cm" svg:viewBox="0 0 17940 3811" svg:d="M31 31c21-21 46-31 75-31h17728c29 0 54 10 75 31 21 20 31 45 31 75v3599c0 29-10 54-31 75-21 20-46 31-75 31h-17728c-29 0-54-11-75-31-21-21-31-46-31-75v-3599c0-30 10-55 31-75zM27 3705c0 10 2 21 6 30 4 10 9 19 17 26 7 8 16 13 26 17 9 4 19 6 30 6h17728c11 0 21-2 30-6 10-4 19-9 26-17 8-7 13-16 17-26 4-9 6-20 6-30v-3599c0-11-2-21-6-31-4-9-9-18-17-26-7-7-16-13-26-17-9-4-19-6-30-6h-17728c-11 0-21 2-30 6-10 4-19 10-26 17-8 8-13 17-17 26-4 10-6 20-6 31z">
          <text:p/>
        </draw:path>
        <draw:frame draw:style-name="gr5" draw:text-style-name="P6" draw:layer="layout" svg:width="5.409cm" svg:height="0.475cm" svg:x="2.532cm" svg:y="13.375cm">
          <draw:text-box>
            <text:p text:style-name="P2"><text:span text:style-name="T5">Аналитика и рекомендации</text:span></text:p>
          </draw:text-box>
        </draw:frame>
        <draw:frame draw:style-name="gr8" draw:text-style-name="P9" draw:layer="layout" svg:width="0.369cm" svg:height="0.416cm" svg:x="2.249cm" svg:y="17.075cm">
          <draw:text-box>
            <text:p text:style-name="P2"><text:span text:style-name="T7">{</text:span></text:p>
          </draw:text-box>
        </draw:frame>
        <draw:frame draw:style-name="gr8" draw:text-style-name="P9" draw:layer="layout" svg:width="4.201cm" svg:height="0.416cm" svg:x="2.683cm" svg:y="17.71cm">
          <draw:text-box>
            <text:p text:style-name="P2"><text:span text:style-name="T7">"similarity": 85.2,</text:span></text:p>
          </draw:text-box>
        </draw:frame>
        <draw:frame draw:style-name="gr8" draw:text-style-name="P9" draw:layer="layout" svg:width="4.201cm" svg:height="0.416cm" svg:x="2.683cm" svg:y="18.345cm">
          <draw:text-box>
            <text:p text:style-name="P2"><text:span text:style-name="T7">"missing_lines": 3,</text:span></text:p>
          </draw:text-box>
        </draw:frame>
        <draw:frame draw:style-name="gr8" draw:text-style-name="P9" draw:layer="layout" svg:width="9.506cm" svg:height="0.416cm" svg:x="2.683cm" svg:y="18.98cm">
          <draw:text-box>
            <text:p text:style-name="P2"><text:span text:style-name="T7">"example_missing": ["пропущенный текст..."]</text:span></text:p>
          </draw:text-box>
        </draw:frame>
        <draw:frame draw:style-name="gr8" draw:text-style-name="P9" draw:layer="layout" svg:width="0.369cm" svg:height="0.416cm" svg:x="2.249cm" svg:y="19.615cm">
          <draw:text-box>
            <text:p text:style-name="P2"><text:span text:style-name="T7">}</text:span></text:p>
          </draw:text-box>
        </draw:frame>
      </draw:page>
      <draw:page draw:name="page2" draw:style-name="dp1" draw:master-page-name="master-page44">
        <draw:polygon draw:style-name="gr1" draw:text-style-name="P1" draw:layer="layout" svg:width="0.027cm" svg:height="0.821cm" svg:x="1.825cm" svg:y="0.978cm" svg:viewBox="0 0 28 822" draw:points="0,0 28,0 28,822 0,822">
          <text:p/>
        </draw:polygon>
        <draw:polygon draw:style-name="gr1" draw:text-style-name="P1" draw:layer="layout" svg:width="3.096cm" svg:height="0.027cm" svg:x="1.825cm" svg:y="0.978cm" svg:viewBox="0 0 3097 28" draw:points="0,0 3097,0 3097,28 0,28">
          <text:p/>
        </draw:polygon>
        <draw:polygon draw:style-name="gr1" draw:text-style-name="P1" draw:layer="layout" svg:width="0.027cm" svg:height="0.821cm" svg:x="4.894cm" svg:y="0.978cm" svg:viewBox="0 0 28 822" draw:points="0,0 28,0 28,822 0,822">
          <text:p/>
        </draw:polygon>
        <draw:polygon draw:style-name="gr1" draw:text-style-name="P1" draw:layer="layout" svg:width="7.646cm" svg:height="0.027cm" svg:x="4.921cm" svg:y="0.978cm" svg:viewBox="0 0 7647 28" draw:points="0,0 7647,0 7647,28 0,28">
          <text:p/>
        </draw:polygon>
        <draw:polygon draw:style-name="gr1" draw:text-style-name="P1" draw:layer="layout" svg:width="0.026cm" svg:height="0.821cm" svg:x="12.541cm" svg:y="0.978cm" svg:viewBox="0 0 27 822" draw:points="0,0 27,0 27,822 0,822">
          <text:p/>
        </draw:polygon>
        <draw:polygon draw:style-name="gr1" draw:text-style-name="P1" draw:layer="layout" svg:width="3.519cm" svg:height="0.027cm" svg:x="12.567cm" svg:y="0.978cm" svg:viewBox="0 0 3520 28" draw:points="0,0 3520,0 3520,28 0,28">
          <text:p/>
        </draw:polygon>
        <draw:polygon draw:style-name="gr1" draw:text-style-name="P1" draw:layer="layout" svg:width="0.026cm" svg:height="0.821cm" svg:x="16.06cm" svg:y="0.978cm" svg:viewBox="0 0 27 822" draw:points="0,0 27,0 27,822 0,822">
          <text:p/>
        </draw:polygon>
        <draw:polygon draw:style-name="gr1" draw:text-style-name="P1" draw:layer="layout" svg:width="3.096cm" svg:height="0.027cm" svg:x="1.825cm" svg:y="1.772cm" svg:viewBox="0 0 3097 28" draw:points="0,0 3097,0 3097,28 0,28">
          <text:p/>
        </draw:polygon>
        <draw:polygon draw:style-name="gr1" draw:text-style-name="P1" draw:layer="layout" svg:width="7.646cm" svg:height="0.027cm" svg:x="4.921cm" svg:y="1.772cm" svg:viewBox="0 0 7647 28" draw:points="0,0 7647,0 7647,28 0,28">
          <text:p/>
        </draw:polygon>
        <draw:polygon draw:style-name="gr1" draw:text-style-name="P1" draw:layer="layout" svg:width="3.519cm" svg:height="0.027cm" svg:x="12.567cm" svg:y="1.772cm" svg:viewBox="0 0 3520 28" draw:points="0,0 3520,0 3520,28 0,28">
          <text:p/>
        </draw:polygon>
        <draw:polygon draw:style-name="gr1" draw:text-style-name="P1" draw:layer="layout" svg:width="0.027cm" svg:height="0.793cm" svg:x="1.825cm" svg:y="1.799cm" svg:viewBox="0 0 28 794" draw:points="0,0 28,0 28,794 0,794">
          <text:p/>
        </draw:polygon>
        <draw:polygon draw:style-name="gr1" draw:text-style-name="P1" draw:layer="layout" svg:width="3.096cm" svg:height="0.027cm" svg:x="1.825cm" svg:y="1.772cm" svg:viewBox="0 0 3097 28" draw:points="0,0 3097,0 3097,28 0,28">
          <text:p/>
        </draw:polygon>
        <draw:polygon draw:style-name="gr1" draw:text-style-name="P1" draw:layer="layout" svg:width="0.027cm" svg:height="0.793cm" svg:x="4.894cm" svg:y="1.799cm" svg:viewBox="0 0 28 794" draw:points="0,0 28,0 28,794 0,794">
          <text:p/>
        </draw:polygon>
        <draw:polygon draw:style-name="gr1" draw:text-style-name="P1" draw:layer="layout" svg:width="7.646cm" svg:height="0.027cm" svg:x="4.921cm" svg:y="1.772cm" svg:viewBox="0 0 7647 28" draw:points="0,0 7647,0 7647,28 0,28">
          <text:p/>
        </draw:polygon>
        <draw:polygon draw:style-name="gr1" draw:text-style-name="P1" draw:layer="layout" svg:width="0.026cm" svg:height="0.793cm" svg:x="12.541cm" svg:y="1.799cm" svg:viewBox="0 0 27 794" draw:points="0,0 27,0 27,794 0,794">
          <text:p/>
        </draw:polygon>
        <draw:polygon draw:style-name="gr1" draw:text-style-name="P1" draw:layer="layout" svg:width="3.519cm" svg:height="0.027cm" svg:x="12.567cm" svg:y="1.772cm" svg:viewBox="0 0 3520 28" draw:points="0,0 3520,0 3520,28 0,28">
          <text:p/>
        </draw:polygon>
        <draw:polygon draw:style-name="gr1" draw:text-style-name="P1" draw:layer="layout" svg:width="0.026cm" svg:height="0.793cm" svg:x="16.06cm" svg:y="1.799cm" svg:viewBox="0 0 27 794" draw:points="0,0 27,0 27,794 0,794">
          <text:p/>
        </draw:polygon>
        <draw:polygon draw:style-name="gr1" draw:text-style-name="P1" draw:layer="layout" svg:width="3.096cm" svg:height="0.026cm" svg:x="1.825cm" svg:y="2.566cm" svg:viewBox="0 0 3097 27" draw:points="0,0 3097,0 3097,27 0,27">
          <text:p/>
        </draw:polygon>
        <draw:polygon draw:style-name="gr1" draw:text-style-name="P1" draw:layer="layout" svg:width="7.646cm" svg:height="0.026cm" svg:x="4.921cm" svg:y="2.566cm" svg:viewBox="0 0 7647 27" draw:points="0,0 7647,0 7647,27 0,27">
          <text:p/>
        </draw:polygon>
        <draw:polygon draw:style-name="gr1" draw:text-style-name="P1" draw:layer="layout" svg:width="3.519cm" svg:height="0.026cm" svg:x="12.567cm" svg:y="2.566cm" svg:viewBox="0 0 3520 27" draw:points="0,0 3520,0 3520,27 0,27">
          <text:p/>
        </draw:polygon>
        <draw:frame draw:style-name="gr5" draw:text-style-name="P6" draw:layer="layout" svg:width="2.05cm" svg:height="0.475cm" svg:x="2.064cm" svg:y="1.125cm">
          <draw:text-box>
            <text:p text:style-name="P2"><text:span text:style-name="T6">Параметр</text:span></text:p>
          </draw:text-box>
        </draw:frame>
        <draw:frame draw:style-name="gr5" draw:text-style-name="P6" draw:layer="layout" svg:width="2.069cm" svg:height="0.475cm" svg:x="5.123cm" svg:y="1.125cm">
          <draw:text-box>
            <text:p text:style-name="P2"><text:span text:style-name="T6">Описание</text:span></text:p>
          </draw:text-box>
        </draw:frame>
        <draw:path draw:style-name="gr6" draw:text-style-name="P7" draw:layer="layout" svg:width="2.381cm" svg:height="0.53cm" svg:x="2.063cm" svg:y="1.904cm" svg:viewBox="0 0 2382 531" svg:d="M0 424v-318c0-14 3-27 8-40 6-13 13-25 23-35 10-9 22-17 35-22 13-6 26-9 40-9h2171c14 0 27 3 40 9 13 5 25 13 35 22 9 10 17 22 22 35 6 13 8 26 8 40v318c0 14-2 27-8 40-5 14-13 26-22 36-10 10-22 17-35 23-13 5-26 8-40 8h-2171c-14 0-27-3-40-8-13-6-25-13-35-23s-17-22-23-36c-5-13-8-26-8-40z">
          <text:p/>
        </draw:path>
        <draw:path draw:style-name="gr7" draw:text-style-name="P8" draw:layer="layout" svg:width="2.381cm" svg:height="0.53cm" svg:x="2.063cm" svg:y="1.904cm" svg:viewBox="0 0 2382 531" svg:d="M31 31c21-20 46-30 75-31h2171c29 1 54 11 75 31 20 21 30 46 30 75v318c0 29-10 55-30 76-21 20-46 31-75 31h-2171c-29 0-54-11-75-31-20-21-31-47-31-76v-318c0-29 11-54 31-75zM27 424c0 10 2 20 6 30s10 19 17 27c7 7 16 13 26 17 9 4 20 6 30 6h2171c10 0 20-2 30-6s18-10 26-17c7-8 13-17 17-27s6-20 6-30v-318c0-10-2-20-6-30s-10-18-17-26c-8-7-16-13-26-17s-20-6-30-6h-2171c-10 0-21 2-30 6-10 4-19 10-26 17-7 8-13 16-17 26s-6 20-6 30z">
          <text:p/>
        </draw:path>
        <draw:frame draw:style-name="gr5" draw:text-style-name="P6" draw:layer="layout" svg:width="3.117cm" svg:height="0.475cm" svg:x="12.768cm" svg:y="1.125cm">
          <draw:text-box>
            <text:p text:style-name="P2"><text:span text:style-name="T6">По умолчанию</text:span></text:p>
          </draw:text-box>
        </draw:frame>
        <draw:frame draw:style-name="gr8" draw:text-style-name="P9" draw:layer="layout" svg:width="2.212cm" svg:height="0.416cm" svg:x="2.175cm" svg:y="1.996cm">
          <draw:text-box>
            <text:p text:style-name="P2"><text:span text:style-name="T7">--parallel</text:span></text:p>
          </draw:text-box>
        </draw:frame>
        <draw:path draw:style-name="gr6" draw:text-style-name="P7" draw:layer="layout" svg:width="0.423cm" svg:height="0.53cm" svg:x="12.779cm" svg:y="1.904cm" svg:viewBox="0 0 424 531" svg:d="M0 424v-318c0-14 3-27 8-40s13-25 23-35c10-9 21-17 34-22 13-6 27-9 41-9h212c14 0 28 3 41 9 13 5 24 13 34 22 10 10 18 22 23 35 6 13 8 26 8 40v318c0 14-2 27-8 40-5 14-13 26-23 36s-21 17-34 23c-13 5-27 8-41 8h-212c-14 0-28-3-41-8-13-6-24-13-34-23s-18-22-23-36c-5-13-8-26-8-40z">
          <text:p/>
        </draw:path>
        <draw:path draw:style-name="gr7" draw:text-style-name="P8" draw:layer="layout" svg:width="0.423cm" svg:height="0.53cm" svg:x="12.779cm" svg:y="1.904cm" svg:viewBox="0 0 424 531" svg:d="M31 31c21-20 45-30 75-31h212c30 1 55 11 75 31 21 21 31 46 31 75v318c0 29-10 55-31 76-20 20-45 31-75 31h-212c-30 0-54-11-75-31-21-21-31-47-31-76v-318c0-29 10-54 31-75zM26 424c0 10 2 20 6 30s10 19 18 27c7 7 16 13 25 17 10 4 20 6 31 6h212c11 0 21-2 31-6 9-4 18-10 26-17 7-8 13-17 17-27s6-20 6-30v-318c0-10-2-20-6-30s-10-18-17-26c-8-7-17-13-26-17-10-4-20-6-31-6h-212c-11 0-21 2-31 6-9 4-18 10-25 17-8 8-14 16-18 26s-6 20-6 30z">
          <text:p/>
        </draw:path>
        <draw:frame draw:style-name="gr5" draw:text-style-name="P6" draw:layer="layout" svg:width="6.106cm" svg:height="0.475cm" svg:x="5.123cm" svg:y="1.919cm">
          <draw:text-box>
            <text:p text:style-name="P2"><text:span text:style-name="T5">Количество потоков обработки</text:span></text:p>
          </draw:text-box>
        </draw:frame>
        <draw:frame draw:style-name="gr8" draw:text-style-name="P9" draw:layer="layout" svg:width="0.369cm" svg:height="0.416cm" svg:x="12.879cm" svg:y="1.996cm">
          <draw:text-box>
            <text:p text:style-name="P2"><text:span text:style-name="T7">4</text:span></text:p>
          </draw:text-box>
        </draw:frame>
        <draw:frame draw:style-name="gr3" draw:text-style-name="P4" draw:layer="layout" svg:width="0.679cm" svg:height="0.903cm" svg:x="1.826cm" svg:y="3.343cm">
          <draw:text-box>
            <text:p text:style-name="P2"><text:span text:style-name="T8">🛠</text:span></text:p>
          </draw:text-box>
        </draw:frame>
        <draw:frame draw:style-name="gr3" draw:text-style-name="P4" draw:layer="layout" svg:width="9.006cm" svg:height="0.759cm" svg:x="2.494cm" svg:y="3.461cm">
          <draw:text-box>
            <text:p text:style-name="P2"><text:span text:style-name="T3"><text:s/>Технические особенности</text:span></text:p>
          </draw:text-box>
        </draw:frame>
        <draw:frame draw:style-name="gr4" draw:text-style-name="P5" draw:layer="layout" svg:width="6.778cm" svg:height="0.674cm" svg:x="1.826cm" svg:y="4.693cm">
          <draw:text-box>
            <text:p text:style-name="P2"><text:span text:style-name="T4">Алгоритмы сравнения</text:span></text:p>
          </draw:text-box>
        </draw:frame>
        <draw:frame draw:style-name="gr4" draw:text-style-name="P5" draw:layer="layout" svg:width="5.655cm" svg:height="0.674cm" svg:x="1.826cm" svg:y="8.424cm">
          <draw:text-box>
            <text:p text:style-name="P2"><text:span text:style-name="T4">Обработка ошибок</text:span></text:p>
          </draw:text-box>
        </draw:frame>
        <draw:frame draw:style-name="gr3" draw:text-style-name="P4" draw:layer="layout" svg:width="0.932cm" svg:height="0.677cm" svg:x="1.826cm" svg:y="12.259cm">
          <draw:text-box>
            <text:p text:style-name="P2"><text:span text:style-name="T2">📈</text:span></text:p>
          </draw:text-box>
        </draw:frame>
        <draw:frame draw:style-name="gr3" draw:text-style-name="P4" draw:layer="layout" svg:width="5.618cm" svg:height="0.759cm" svg:x="2.747cm" svg:y="12.139cm">
          <draw:text-box>
            <text:p text:style-name="P2"><text:span text:style-name="T3"><text:s/>Пример вывода</text:span></text:p>
          </draw:text-box>
        </draw:frame>
        <draw:frame draw:style-name="gr5" draw:text-style-name="P6" draw:layer="layout" svg:width="10.553cm" svg:height="0.475cm" svg:x="1.826cm" svg:y="13.428cm">
          <draw:text-box>
            <text:p text:style-name="P2"><text:span text:style-name="T5">[2023-11-15 14:30:45] Обработано 42/50 статей (84%)</text:span></text:p>
          </draw:text-box>
        </draw:frame>
        <draw:frame draw:style-name="gr5" draw:text-style-name="P6" draw:layer="layout" svg:width="5.321cm" svg:height="0.475cm" svg:x="1.826cm" svg:y="14.063cm">
          <draw:text-box>
            <text:p text:style-name="P2"><text:span text:style-name="T5">• Среднее сходство: 78.4%</text:span></text:p>
          </draw:text-box>
        </draw:frame>
        <draw:frame draw:style-name="gr5" draw:text-style-name="P6" draw:layer="layout" svg:width="10.152cm" svg:height="0.475cm" svg:x="1.826cm" svg:y="14.698cm">
          <draw:text-box>
            <text:p text:style-name="P2"><text:span text:style-name="T5">• Максимальное: 95.1% (</text:span><text:span text:style-name="T9">https://example.com/news1</text:span><text:span text:style-name="T5">)</text:span></text:p>
          </draw:text-box>
        </draw:frame>
        <draw:frame draw:style-name="gr5" draw:text-style-name="P6" draw:layer="layout" svg:width="9.99cm" svg:height="0.475cm" svg:x="1.826cm" svg:y="15.333cm">
          <draw:text-box>
            <text:p text:style-name="P2"><text:span text:style-name="T5">• Минимальное: 32.7% (</text:span><text:span text:style-name="T9">https://example.com/news8</text:span><text:span text:style-name="T5">)</text:span></text:p>
          </draw:text-box>
        </draw:frame>
        <draw:frame draw:style-name="gr3" draw:text-style-name="P4" draw:layer="layout" svg:width="0.932cm" svg:height="0.677cm" svg:x="1.826cm" svg:y="16.466cm">
          <draw:text-box>
            <text:p text:style-name="P2"><text:span text:style-name="T2">🤝</text:span></text:p>
          </draw:text-box>
        </draw:frame>
        <draw:frame draw:style-name="gr3" draw:text-style-name="P4" draw:layer="layout" svg:width="6.015cm" svg:height="0.759cm" svg:x="2.747cm" svg:y="16.346cm">
          <draw:text-box>
            <text:p text:style-name="P2"><text:span text:style-name="T3"><text:s/>Как внести вклад</text:span></text:p>
          </draw:text-box>
        </draw:frame>
        <draw:frame draw:style-name="gr5" draw:text-style-name="P6" draw:layer="layout" svg:width="17.845cm" svg:height="0.475cm" svg:x="1.826cm" svg:y="21.524cm">
          <draw:text-box>
            <text:p text:style-name="P2"><text:span text:style-name="T5">Проект разработан для профессионального анализа текстового контента. Для вопросов и</text:span></text:p>
          </draw:text-box>
        </draw:frame>
        <draw:frame draw:style-name="gr5" draw:text-style-name="P6" draw:layer="layout" svg:width="14.219cm" svg:height="0.475cm" svg:x="1.826cm" svg:y="22.159cm">
          <draw:text-box>
            <text:p text:style-name="P2"><text:span text:style-name="T5">предложений обращайтесь к автору. </text:span><text:span text:style-name="T9">kirillka229top@gmail.com</text:span><text:span text:style-name="T5"> | </text:span><text:span text:style-name="T9">telegram</text:span></text:p>
          </draw:text-box>
        </draw:frame>
        <draw:frame draw:style-name="gr5" draw:text-style-name="P6" draw:layer="layout" svg:width="12.342cm" svg:height="0.475cm" svg:x="2.061cm" svg:y="5.967cm">
          <draw:text-box>
            <text:p text:style-name="P2"><text:span text:style-name="T10">1. </text:span><text:span text:style-name="T11">SequenceMatcher </text:span><text:span text:style-name="T5">- анализ последовательностей символов</text:span></text:p>
          </draw:text-box>
        </draw:frame>
        <draw:frame draw:style-name="gr5" draw:text-style-name="P6" draw:layer="layout" svg:width="11.229cm" svg:height="0.475cm" svg:x="2.061cm" svg:y="6.681cm">
          <draw:text-box>
            <text:p text:style-name="P2"><text:span text:style-name="T10">2. </text:span><text:span text:style-name="T11">Косинусное сходство </text:span><text:span text:style-name="T5">- векторное сравнение текстов</text:span></text:p>
          </draw:text-box>
        </draw:frame>
        <draw:path draw:style-name="gr9" draw:text-style-name="P10" draw:layer="layout" svg:width="0.132cm" svg:height="0.132cm" svg:x="2.116cm" svg:y="9.895cm" svg:viewBox="0 0 133 133" svg:d="M133 66c0 10-1 18-5 26-3 8-8 16-14 22s-13 11-21 14c-8 4-17 5-26 5s-18-1-26-5c-8-3-15-8-21-14-7-6-11-14-15-22-3-8-5-16-5-26 0-9 2-17 5-25 4-8 8-16 15-22 6-6 13-11 21-14s17-5 26-5 18 2 26 5 15 8 21 14 11 14 14 22c4 8 5 16 5 25z">
          <text:p/>
        </draw:path>
        <draw:frame draw:style-name="gr5" draw:text-style-name="P6" draw:layer="layout" svg:width="11.169cm" svg:height="0.475cm" svg:x="2.061cm" svg:y="7.369cm">
          <draw:text-box>
            <text:p text:style-name="P2"><text:span text:style-name="T10">3. </text:span><text:span text:style-name="T11">Анализ структуры </text:span><text:span text:style-name="T5">- сравнение заголовков и абзацев</text:span></text:p>
          </draw:text-box>
        </draw:frame>
        <draw:path draw:style-name="gr9" draw:text-style-name="P10" draw:layer="layout" svg:width="0.132cm" svg:height="0.132cm" svg:x="2.116cm" svg:y="10.583cm" svg:viewBox="0 0 133 133" svg:d="M133 67c0 9-1 17-5 25-3 8-8 16-14 22s-13 11-21 14-17 5-26 5-18-2-26-5-15-8-21-14c-7-6-11-14-15-22-3-8-5-16-5-25s2-17 5-26c4-8 8-16 15-22 6-6 13-11 21-14s17-5 26-5 18 2 26 5 15 8 21 14 11 14 14 22c4 9 5 17 5 26z">
          <text:p/>
        </draw:path>
        <draw:frame draw:style-name="gr5" draw:text-style-name="P6" draw:layer="layout" svg:width="11.584cm" svg:height="0.475cm" svg:x="2.532cm" svg:y="9.698cm">
          <draw:text-box>
            <text:p text:style-name="P2"><text:span text:style-name="T5">Автоматические повторные попытки при ошибках загрузки</text:span></text:p>
          </draw:text-box>
        </draw:frame>
        <draw:path draw:style-name="gr9" draw:text-style-name="P10" draw:layer="layout" svg:width="0.132cm" svg:height="0.132cm" svg:x="2.116cm" svg:y="11.297cm" svg:viewBox="0 0 133 133" svg:d="M133 66c0 9-1 18-5 26-3 8-8 15-14 21s-13 12-21 15c-8 4-17 5-26 5s-18-1-26-5c-8-3-15-9-21-15-7-6-11-13-15-21-3-8-5-17-5-26 0-8 2-17 5-25 4-8 8-15 15-21 6-7 13-11 21-15 8-3 17-5 26-5s18 2 26 5c8 4 15 8 21 15 6 6 11 13 14 21 4 8 5 17 5 25z">
          <text:p/>
        </draw:path>
        <draw:frame draw:style-name="gr5" draw:text-style-name="P6" draw:layer="layout" svg:width="8.881cm" svg:height="0.475cm" svg:x="2.532cm" svg:y="10.385cm">
          <draw:text-box>
            <text:p text:style-name="P2"><text:span text:style-name="T5">Классификация ошибок (таймауты, 404, 403)</text:span></text:p>
          </draw:text-box>
        </draw:frame>
        <draw:frame draw:style-name="gr5" draw:text-style-name="P6" draw:layer="layout" svg:width="6.631cm" svg:height="0.475cm" svg:x="2.532cm" svg:y="11.1cm">
          <draw:text-box>
            <text:p text:style-name="P2"><text:span text:style-name="T5">Подробные логи для диагностики</text:span></text:p>
          </draw:text-box>
        </draw:frame>
        <draw:frame draw:style-name="gr5" draw:text-style-name="P6" draw:layer="layout" svg:width="4.972cm" svg:height="0.475cm" svg:x="2.061cm" svg:y="17.661cm">
          <draw:text-box>
            <text:p text:style-name="P2"><text:span text:style-name="T10">1. </text:span><text:span text:style-name="T5">Форкните репозиторий</text:span></text:p>
          </draw:text-box>
        </draw:frame>
        <draw:path draw:style-name="gr6" draw:text-style-name="P7" draw:layer="layout" svg:width="7.806cm" svg:height="0.529cm" svg:x="5.82cm" svg:y="18.335cm" svg:viewBox="0 0 7807 530" svg:d="M0 423v-317c0-14 3-28 8-41 6-13 13-24 23-34s22-17 35-23c13-5 26-8 40-8h7595c14 0 27 3 40 8 13 6 25 13 35 23 9 10 17 21 22 34 6 13 9 27 9 41v317c0 14-3 29-9 42-5 13-13 24-22 34-10 10-22 18-35 23-13 6-26 8-40 8h-7595c-14 0-27-2-40-8-13-5-25-13-35-23s-17-21-23-34c-5-13-8-28-8-42z">
          <text:p/>
        </draw:path>
        <draw:path draw:style-name="gr7" draw:text-style-name="P8" draw:layer="layout" svg:width="7.806cm" svg:height="0.529cm" svg:x="5.82cm" svg:y="18.335cm" svg:viewBox="0 0 7807 530" svg:d="M31 31c21-21 46-31 75-31h7595c29 0 54 10 75 31 20 21 31 46 31 75v317c0 31-11 56-31 76-21 21-46 31-75 31h-7595c-29 0-54-10-75-31-20-20-31-45-31-76v-317c0-29 11-54 31-75zM27 423c0 11 2 21 6 32 4 10 10 18 17 26 7 7 16 13 26 17s20 6 30 6h7595c10 0 20-2 30-6s18-10 26-17c7-8 13-16 17-26 4-11 6-21 6-32v-317c0-11-2-21-6-30-4-10-10-19-17-26-8-8-16-13-26-17s-20-6-30-6h-7595c-10 0-20 2-30 6s-19 9-26 17c-7 7-13 16-17 26-4 9-6 19-6 30z">
          <text:p/>
        </draw:path>
        <draw:frame draw:style-name="gr5" draw:text-style-name="P6" draw:layer="layout" svg:width="3.784cm" svg:height="0.475cm" svg:x="2.061cm" svg:y="18.349cm">
          <draw:text-box>
            <text:p text:style-name="P2"><text:span text:style-name="T10">2. </text:span><text:span text:style-name="T5">Создайте ветку (</text:span></text:p>
          </draw:text-box>
        </draw:frame>
        <draw:frame draw:style-name="gr8" draw:text-style-name="P9" draw:layer="layout" svg:width="7.738cm" svg:height="0.416cm" svg:x="5.92cm" svg:y="18.426cm">
          <draw:text-box>
            <text:p text:style-name="P2"><text:span text:style-name="T7">git checkout -b feature/improvement</text:span></text:p>
          </draw:text-box>
        </draw:frame>
        <draw:frame draw:style-name="gr5" draw:text-style-name="P6" draw:layer="layout" svg:width="0.422cm" svg:height="0.475cm" svg:x="13.628cm" svg:y="18.349cm">
          <draw:text-box>
            <text:p text:style-name="P2"><text:span text:style-name="T5">)</text:span></text:p>
          </draw:text-box>
        </draw:frame>
        <draw:path draw:style-name="gr6" draw:text-style-name="P7" draw:layer="layout" svg:width="7.17cm" svg:height="0.529cm" svg:x="6.27cm" svg:y="19.023cm" svg:viewBox="0 0 7171 530" svg:d="M0 424v-318c0-14 3-28 8-41 6-13 13-24 23-34s21-18 34-23 27-8 41-8h6959c15 0 28 3 41 8s24 13 34 23 18 21 23 34c6 13 8 27 8 41v318c0 14-2 28-8 41-5 13-13 24-23 34s-21 18-34 23c-13 6-26 8-41 8h-6959c-14 0-28-2-41-8-13-5-24-13-34-23s-17-21-23-34c-5-13-8-27-8-41z">
          <text:p/>
        </draw:path>
        <draw:path draw:style-name="gr7" draw:text-style-name="P8" draw:layer="layout" svg:width="7.17cm" svg:height="0.529cm" svg:x="6.27cm" svg:y="19.023cm" svg:viewBox="0 0 7171 530" svg:d="M31 31c21-21 46-31 75-31h6960c29 0 54 10 74 31 21 21 31 46 31 75v318c0 30-10 55-31 75-20 21-45 31-75 31h-6959c-29 0-54-10-75-31-21-20-31-45-31-75v-318c0-29 10-54 31-75zM27 424c0 11 2 21 6 31 4 9 9 18 17 25 7 8 16 14 26 18 9 4 19 6 30 6h6959c11 0 21-2 31-6s18-10 26-18c7-7 13-16 17-25 4-10 6-20 6-31v-318c0-11-2-21-6-31-4-9-10-18-17-25-8-8-16-13-26-17s-20-7-31-7h-6959c-11 0-21 3-30 7-10 4-19 9-26 17-8 7-13 16-17 25-4 10-6 20-6 31z">
          <text:p/>
        </draw:path>
        <draw:frame draw:style-name="gr5" draw:text-style-name="P6" draw:layer="layout" svg:width="4.219cm" svg:height="0.475cm" svg:x="2.061cm" svg:y="19.037cm">
          <draw:text-box>
            <text:p text:style-name="P2"><text:span text:style-name="T10">3. </text:span><text:span text:style-name="T5">Сделайте коммит (</text:span></text:p>
          </draw:text-box>
        </draw:frame>
        <draw:frame draw:style-name="gr8" draw:text-style-name="P9" draw:layer="layout" svg:width="7.075cm" svg:height="0.416cm" svg:x="6.374cm" svg:y="19.114cm">
          <draw:text-box>
            <text:p text:style-name="P2"><text:span text:style-name="T7">git commit -am 'Add new feature'</text:span></text:p>
          </draw:text-box>
        </draw:frame>
        <draw:frame draw:style-name="gr5" draw:text-style-name="P6" draw:layer="layout" svg:width="0.422cm" svg:height="0.475cm" svg:x="13.43cm" svg:y="19.037cm">
          <draw:text-box>
            <text:p text:style-name="P2"><text:span text:style-name="T5">)</text:span></text:p>
          </draw:text-box>
        </draw:frame>
        <draw:path draw:style-name="gr6" draw:text-style-name="P7" draw:layer="layout" svg:width="7.832cm" svg:height="0.53cm" svg:x="6.905cm" svg:y="19.737cm" svg:viewBox="0 0 7833 531" svg:d="M0 425v-318c0-15 3-28 8-41 6-13 13-25 23-35s21-17 34-23c13-5 27-8 41-8h7621c14 0 27 3 40 8 13 6 25 13 35 23s17 22 23 35c5 13 8 26 8 41v318c0 14-3 27-8 40-6 13-13 25-23 35s-22 17-35 23c-13 5-26 8-40 8h-7621c-14 0-28-3-41-8-13-6-24-13-34-23s-17-22-23-35c-5-13-8-26-8-40z">
          <text:p/>
        </draw:path>
        <draw:path draw:style-name="gr7" draw:text-style-name="P8" draw:layer="layout" svg:width="7.832cm" svg:height="0.53cm" svg:x="6.905cm" svg:y="19.737cm" svg:viewBox="0 0 7833 531" svg:d="M31 31c21-20 46-31 75-31h7621c29 0 54 11 75 31 20 21 31 46 31 76v318c0 29-11 54-31 75-21 20-46 31-75 31h-7621c-29 0-54-11-75-31-21-21-31-46-31-75v-318c0-30 10-55 31-76zM27 425c0 10 2 20 6 30s9 18 17 26c7 7 16 13 26 17 9 4 19 6 30 6h7621c10 0 21-2 30-6 10-4 19-10 26-17 8-8 13-16 17-26s6-20 6-30v-318c0-11-2-21-6-31s-9-18-17-26c-7-7-16-13-26-17-9-4-20-6-30-6h-7621c-11 0-21 2-30 6-10 4-19 10-26 17-8 8-13 16-17 26s-6 20-6 31z">
          <text:p/>
        </draw:path>
        <draw:frame draw:style-name="gr5" draw:text-style-name="P6" draw:layer="layout" svg:width="4.897cm" svg:height="0.475cm" svg:x="2.061cm" svg:y="19.752cm">
          <draw:text-box>
            <text:p text:style-name="P2"><text:span text:style-name="T10">4. </text:span><text:span text:style-name="T5">Запушьте изменения (</text:span></text:p>
          </draw:text-box>
        </draw:frame>
        <draw:frame draw:style-name="gr8" draw:text-style-name="P9" draw:layer="layout" svg:width="7.738cm" svg:height="0.416cm" svg:x="7.028cm" svg:y="19.829cm">
          <draw:text-box>
            <text:p text:style-name="P2"><text:span text:style-name="T7">git push origin feature/improvement</text:span></text:p>
          </draw:text-box>
        </draw:frame>
        <draw:frame draw:style-name="gr5" draw:text-style-name="P6" draw:layer="layout" svg:width="0.422cm" svg:height="0.475cm" svg:x="14.736cm" svg:y="19.752cm">
          <draw:text-box>
            <text:p text:style-name="P2"><text:span text:style-name="T5">)</text:span></text:p>
          </draw:text-box>
        </draw:frame>
        <draw:frame draw:style-name="gr5" draw:text-style-name="P6" draw:layer="layout" svg:width="4.874cm" svg:height="0.475cm" svg:x="2.061cm" svg:y="20.44cm">
          <draw:text-box>
            <text:p text:style-name="P2"><text:span text:style-name="T10">5. </text:span><text:span text:style-name="T5">Создайте Pull Requ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scadiaMonoRoman" svg:font-family="CascadiaMono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Symbol" svg:font-family="SegoeUISymbol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69"/>
    <meta:generator>LibreOffice/25.2.3.2$Windows_X86_64 LibreOffice_project/bbb074479178df812d175f709636b368952c2ce3</meta:generator>
  </office:meta>
</office:document-meta>
</file>